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6b2" officeooo:paragraph-rsid="000376b2"/>
    </style:style>
    <style:style style:name="P2" style:family="paragraph" style:parent-style-name="Standard">
      <style:text-properties officeooo:rsid="000376b2" officeooo:paragraph-rsid="000570a2"/>
    </style:style>
    <style:style style:name="T1" style:family="text">
      <style:text-properties officeooo:rsid="000570a2"/>
    </style:style>
    <style:style style:name="T2" style:family="text">
      <style:text-properties officeooo:rsid="00059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Testing:</text:p>
      <text:p text:style-name="P2"><text:tab/>The model in our architecture consists of several object classes that interact with each other through the controller in various ways. <text:s/><text:span text:style-name="T2">The conglomerate of classes that comprise the controller are: GameBoard, Hex, Robot, Scout, Sniper, Tank, ScoutAI, SniperAI, TankAI, Gang, GangAI, </text:span>Many of them have attributes of other classes within the model. <text:s/><text:span text:style-name="T2">With the exception of</text:span>Primarily, many of these classes can be tested using J-Unit tests to ensure <text:span text:style-name="T1">correct </text:span>functionality. <text:s/></text:p>
      <text:p text:style-name="P2"><text:span text:style-name="T1"><text:tab/>Since our main IDE used to create the program is NetBeans, it has a function that is able to generate J-Unit testes for each function that is used in a given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1:18:19.082569423</meta:creation-date>
    <dc:date>2016-10-29T12:51:12.944745660</dc:date>
    <meta:editing-duration>PT32M1S</meta:editing-duration>
    <meta:editing-cycles>2</meta:editing-cycles>
    <meta:generator>LibreOffice/4.4.7.2$Linux_X86_64 LibreOffice_project/40$Build-2</meta:generator>
    <meta:document-statistic meta:table-count="0" meta:image-count="0" meta:object-count="0" meta:page-count="1" meta:paragraph-count="3" meta:word-count="104" meta:character-count="649" meta:non-whitespace-character-count="542"/>
  </office:meta>
</office:document-meta>
</file>